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458b0" officeooo:paragraph-rsid="000458b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a2e0" officeooo:paragraph-rsid="0006a2e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bf7c" officeooo:paragraph-rsid="000bbf7c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6cd5c" officeooo:paragraph-rsid="0006cd5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458b0" officeooo:paragraph-rsid="000458b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6a2e0" officeooo:paragraph-rsid="000458b0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9338b" officeooo:paragraph-rsid="0009338b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0bbf7c" officeooo:paragraph-rsid="000bbf7c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458b0"/>
    </style:style>
    <style:style style:name="P10" style:family="paragraph" style:parent-style-name="Standard">
      <style:paragraph-properties fo:text-align="start" style:justify-single-word="false"/>
      <style:text-properties officeooo:paragraph-rsid="0006a2e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e3e7e" officeooo:paragraph-rsid="000e3e7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458b0" officeooo:paragraph-rsid="000458b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0458b0"/>
    </style:style>
    <style:style style:name="P14" style:family="paragraph" style:parent-style-name="Standard">
      <style:paragraph-properties fo:text-align="start" style:justify-single-word="false"/>
      <style:text-properties officeooo:paragraph-rsid="0006a2e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a2e0" style:font-weight-asian="normal" style:font-weight-complex="normal"/>
    </style:style>
    <style:style style:name="T3" style:family="text">
      <style:text-properties fo:font-weight="normal" officeooo:rsid="0009338b" style:font-weight-asian="normal" style:font-weight-complex="normal"/>
    </style:style>
    <style:style style:name="T4" style:family="text">
      <style:text-properties fo:font-weight="normal" officeooo:rsid="000a66dc" style:font-weight-asian="normal" style:font-weight-complex="normal"/>
    </style:style>
    <style:style style:name="T5" style:family="text">
      <style:text-properties fo:font-weight="normal" officeooo:rsid="000b583b" style:font-weight-asian="normal" style:font-weight-complex="normal"/>
    </style:style>
    <style:style style:name="T6" style:family="text">
      <style:text-properties fo:font-weight="normal" officeooo:rsid="000e3e7e" style:font-weight-asian="normal" style:font-weight-complex="normal"/>
    </style:style>
    <style:style style:name="T7" style:family="text">
      <style:text-properties fo:font-size="16pt" fo:font-weight="bold" officeooo:rsid="0006a2e0" style:font-size-asian="14pt" style:font-weight-asian="bold" style:font-size-complex="16pt" style:font-weight-complex="bold"/>
    </style:style>
    <style:style style:name="T8" style:family="text">
      <style:text-properties fo:font-size="16pt" fo:font-weight="bold" officeooo:rsid="000458b0" style:font-size-asian="14pt" style:font-weight-asian="bold" style:font-size-complex="16pt" style:font-weight-complex="bold"/>
    </style:style>
    <style:style style:name="T9" style:family="text">
      <style:text-properties fo:font-size="16pt" fo:font-weight="bold" officeooo:rsid="000b583b" style:font-size-asian="14pt" style:font-weight-asian="bold" style:font-size-complex="16pt" style:font-weight-complex="bold"/>
    </style:style>
    <style:style style:name="T10" style:family="text">
      <style:text-properties fo:font-size="16pt" fo:font-weight="normal" officeooo:rsid="0006a2e0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0b583b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0e3e7e" style:font-size-asian="14pt" style:font-weight-asian="normal" style:font-size-complex="16pt" style:font-weight-complex="normal"/>
    </style:style>
    <style:style style:name="T13" style:family="text">
      <style:text-properties officeooo:rsid="000b583b"/>
    </style:style>
    <style:style style:name="T14" style:family="text">
      <style:text-properties officeooo:rsid="000bbf7c"/>
    </style:style>
    <style:style style:name="T15" style:family="text">
      <style:text-properties officeooo:rsid="000e3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lustering processing</text:p>
      <text:p text:style-name="P1"/>
      <text:p text:style-name="P1">Format : <text:span text:style-name="T1">image docker, </text:span><text:span text:style-name="T3">programme python</text:span></text:p>
      <text:p text:style-name="P5"/>
      <text:p text:style-name="P1">Rôle</text:p>
      <text:p text:style-name="P7">Responsable du bon déroulement de l’étape de <text:span text:style-name="T15">clustering</text:span></text:p>
      <text:p text:style-name="P5"/>
      <text:p text:style-name="P9"><text:span text:style-name="T8">Flux de sortie :<text:tab/></text:span><text:span text:style-name="T12">Envoie du fichier de cluster vers le module parent</text:span></text:p>
      <text:p text:style-name="P9"><text:span text:style-name="T12"><text:tab/><text:tab/><text:tab/>Envoie de tous les tf-idf vers le processus de clustering</text:span></text:p>
      <text:p text:style-name="P9"><text:span text:style-name="T12"/></text:p>
      <text:p text:style-name="P1">Flux d’entrée : <text:span text:style-name="T2">Réception de</text:span><text:span text:style-name="T4">s tf-idf de </text:span><text:span text:style-name="T6">tous les articles</text:span></text:p>
      <text:p text:style-name="P1"><text:span text:style-name="T6"><text:tab/><text:tab/><text:tab/>Réception du fichier de cluster</text:span></text:p>
      <text:p text:style-name="P6"/>
      <text:p text:style-name="P10"><text:span text:style-name="T7">Api :</text:span><text:span text:style-name="T10"> </text:span><text:span text:style-name="T11">envoie</text:span><text:span text:style-name="T10"> des </text:span><text:span text:style-name="T12">tf-idf </text:span><text:span text:style-name="T11">et réception d</text:span><text:span text:style-name="T12">u fichier de cluster</text:span><text:span text:style-name="T10"> par api_Transfert</text:span></text:p>
      <text:p text:style-name="P10"><text:span text:style-name="T7"><text:tab/></text:span><text:span text:style-name="T10">communication avec le module parent par </text:span><text:span text:style-name="T11">http_requete</text:span></text:p>
      <text:p text:style-name="P10"><text:span text:style-name="T9"><text:tab/></text:span><text:span text:style-name="T11">creation des modules enfants avec ssh_launch_program</text:span></text:p>
      <text:p text:style-name="P2"/>
      <text:p text:style-name="P3">Arguments</text:p>
      <text:p text:style-name="P4">mot de passe et coordonné de la machine-<text:span text:style-name="T14">performante</text:span></text:p>
      <text:p text:style-name="P8">coordonné du module parent</text:p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2:13:05.000893374</meta:creation-date>
    <dc:date>2022-03-13T20:36:38.131942382</dc:date>
    <meta:editing-duration>PT39M4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94" meta:character-count="605" meta:non-whitespace-character-count="517"/>
  </office:meta>
</office:document-meta>
</file>